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5c55" officeooo:paragraph-rsid="00035c55"/>
    </style:style>
    <style:style style:name="P2" style:family="paragraph" style:parent-style-name="Text_20_body">
      <style:text-properties officeooo:rsid="00059e59" officeooo:paragraph-rsid="00059e59"/>
    </style:style>
    <style:style style:name="T1" style:family="text">
      <style:text-properties officeooo:rsid="00035c55"/>
    </style:style>
    <style:style style:name="T2" style:family="text">
      <style:text-properties officeooo:rsid="0003a604"/>
    </style:style>
    <style:style style:name="T3" style:family="text">
      <style:text-properties officeooo:rsid="0005559f"/>
    </style:style>
    <style:style style:name="T4" style:family="text">
      <style:text-properties officeooo:rsid="00059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1. </text:span>Črieda pažravých vedúcich</text:h>
      <text:p text:style-name="P1">Bruno Petrus – Gymnázium Bajkalská</text:p>
      <text:p text:style-name="P1"/>
      <text:p text:style-name="P1">Budeme deliť počet dielikov čokolády zakiaľ sa bude dať deliť bezozvyšku. <text:span text:style-name="T2">Keď narazíme na nepárne číslo tak vieme, že už ju spravodnlivo nemôžme viacej rozdeliť medzi ďalší pár vedúcich a teda toto nepárne číslo označuje maximálny počet vedúcich s ktorými sa môže Kubo podeliť. Toto čislo stači už len vypísať.</text:span></text:p>
      <text:p text:style-name="P1"/>
      <text:p text:style-name="P2">Spôsb vychádza z myšlienky o prvočíselnom rozb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etrus</meta:initial-creator>
    <meta:creation-date>2017-12-15T15:58:47.890044056</meta:creation-date>
    <dc:date>2017-12-17T17:29:13.474970626</dc:date>
    <dc:creator>Bruno Petrus</dc:creator>
    <meta:editing-duration>PT59M22S</meta:editing-duration>
    <meta:editing-cycles>5</meta:editing-cycles>
    <meta:generator>LibreOffice/5.4.3.2$Linux_X86_64 LibreOffice_project/92a7159f7e4af62137622921e809f8546db437e5</meta:generator>
    <meta:document-statistic meta:table-count="0" meta:image-count="0" meta:object-count="0" meta:page-count="1" meta:paragraph-count="4" meta:word-count="65" meta:character-count="423" meta:non-whitespace-character-count="360"/>
  </office:meta>
</office:document-meta>
</file>